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s:</text:p>
      <text:p text:style-name="Standard">0.2 <text:s/>+ <text:s/>0.1</text:p>
      <text:p text:style-name="Standard">parseInt("123")</text:p>
      <text:p text:style-name="Standard">parseInt("010")</text:p>
      <text:p text:style-name="Standard">parseInt("11")</text:p>
      <text:p text:style-name="Standard">parseInt("11", 2)</text:p>
      <text:p text:style-name="Standard">parseInt("243a", 10)</text:p>
      <text:p text:style-name="Standard">+"245"</text:p>
      <text:p text:style-name="Standard">1/0</text:p>
      <text:p text:style-name="Standard">-1/0</text:p>
      <text:p text:style-name="Standard">isNaN(1/0)</text:p>
      <text:p text:style-name="Standard">isNaN(null)</text:p>
      <text:p text:style-name="Standard">isNaN(undefined)</text:p>
      <text:p text:style-name="Standard">isFinite(1/0)</text:p>
      <text:p text:style-name="Standard">NaN == NaN</text:p>
      <text:p text:style-name="Standard">isNaN(NaN)</text:p>
      <text:p text:style-name="Standard"/>
      <text:p text:style-name="P1">String:</text:p>
      <text:p text:style-name="Standard">"Hello, World".length</text:p>
      <text:p text:style-name="Standard">"Hello, World".charAt(4)</text:p>
      <text:p text:style-name="Standard">"Hello, World"[4]</text:p>
      <text:p text:style-name="Standard">"Hello, World".replace("Hello", "Bye")</text:p>
      <text:p text:style-name="Standard"/>
      <text:p text:style-name="P1">Other Types:</text:p>
      <text:p text:style-name="Standard">Boolean(0)</text:p>
      <text:p text:style-name="Standard">Boolean(32)</text:p>
      <text:p text:style-name="Standard">Boolean(null)</text:p>
      <text:p text:style-name="Standard">Boolean(undefined)</text:p>
      <text:p text:style-name="Standard">32 ? "true" : "false"</text:p>
      <text:p text:style-name="Standard"/>
      <text:p text:style-name="P1">Variables:</text:p>
      <text:p text:style-name="Standard">var a = "Kamran"; a</text:p>
      <text:p text:style-name="Standard">var b; b</text:p>
      <text:p text:style-name="Standard"/>
      <text:p text:style-name="P1">Operators:</text:p>
      <text:p text:style-name="Standard">var x = 2; x += 2; x</text:p>
      <text:p text:style-name="Standard">5/2</text:p>
      <text:p text:style-name="Standard">5%2</text:p>
      <text:p text:style-name="Standard">1 == true</text:p>
      <text:p text:style-name="Standard">1 === true</text:p>
      <text:p text:style-name="Standard">1 != 2</text:p>
      <text:p text:style-name="Standard">"Kamran" == "Kamran"</text:p>
      <text:p text:style-name="Standard">"Hi" + " there"</text:p>
      <text:p text:style-name="Standard">3+5</text:p>
      <text:p text:style-name="Standard">"3" + 5</text:p>
      <text:p text:style-name="Standard">+"3" + 5</text:p>
      <text:p text:style-name="Standard">"" + 3 + 5</text:p>
      <text:p text:style-name="Standard"/>
      <text:p text:style-name="P1">Control Structures:</text:p>
      <text:p text:style-name="Standard">var a = null; var b = a || "Not null"; b</text:p>
      <text:p text:style-name="Standard">var a <text:s/>= true; var b = !a; b</text:p>
      <text:p text:style-name="Standard"/>
      <text:p text:style-name="P1">Arrays:</text:p>
      <text:p text:style-name="Standard">var a = new Array(); a[0] = "dog"; a[1] = "cat"; a[2] = "hen"; a.length</text:p>
      <text:p text:style-name="Standard">var a = ["dog", "cat", "hen"]; a.length</text:p>
      <text:p text:style-name="Standard">var a = ["dog", "cat", "hen"]; a[10] = "pig"; typeof a[90]</text:p>
      <text:p text:style-name="Standard">var a = ["dog", "cat", "hen"]; a.push("pig"); a</text:p>
      <text:p text:style-name="Standard"/>
      <text:p text:style-name="P1">Functions:</text:p>
      <text:p text:style-name="Standard">function add(x, y) {</text:p>
      <text:p text:style-name="Standard"><text:s text:c="4"/>var total = x + y;</text:p>
      <text:p text:style-name="Standard"><text:s text:c="4"/>return total;</text:p>
      <text:p text:style-name="Standard">} var a = add(2,3); a</text:p>
      <text:p text:style-name="Standard"/>
      <text:p text:style-name="Standard">function add(x, y) {</text:p>
      <text:p text:style-name="Standard"><text:s text:c="4"/>var total = x + y;</text:p>
      <text:p text:style-name="Standard"><text:s text:c="4"/>return total;</text:p>
      <text:p text:style-name="Standard">} var a = add(2, 3, 4); a</text:p>
      <text:p text:style-name="Standard"/>
      <text:p text:style-name="Standard">function add() {</text:p>
      <text:p text:style-name="Standard"><text:s text:c="4"/>var total = 0;</text:p>
      <text:p text:style-name="Standard"><text:s text:c="4"/>for (var i = 0, j = arguments.length; i &lt; j; i++) total += arguments[i];</text:p>
      <text:p text:style-name="Standard"><text:s text:c="4"/>return total;</text:p>
      <text:p text:style-name="Standard">}; var a = add(2,3);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8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8S</meta:editing-duration>
    <meta:editing-cycles>4</meta:editing-cycles>
    <meta:generator>OpenOffice.org/3.3$Win32 OpenOffice.org_project/330m20$Build-9567</meta:generator>
    <dc:date>2014-07-17T12:26:36.78</dc:date>
    <dc:creator>Kamran Ahmed Ansari</dc:creator>
    <meta:document-statistic meta:table-count="0" meta:image-count="0" meta:object-count="0" meta:page-count="1" meta:paragraph-count="65" meta:word-count="225" meta:character-count="1168"/>
    <meta:user-defined meta:name="Info 1"/>
    <meta:user-defined meta:name="Info 2"/>
    <meta:user-defined meta:name="Info 3"/>
    <meta:user-defined meta:name="Info 4"/>
  </office:meta>
</office:document-meta>
</file>